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1.912cm"/>
    </style:style>
    <style:style style:name="Table1.C" style:family="table-column">
      <style:table-column-properties style:column-width="8.147cm"/>
    </style:style>
    <style:style style:name="Table1.D" style:family="table-column">
      <style:table-column-properties style:column-width="4.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1.118cm"/>
    </style:style>
    <style:style style:name="Table2.B" style:family="table-column">
      <style:table-column-properties style:column-width="5.8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182cm"/>
    </style:style>
    <style:style style:name="Table3.B" style:family="table-column">
      <style:table-column-properties style:column-width="1.743cm"/>
    </style:style>
    <style:style style:name="Table3.C" style:family="table-column">
      <style:table-column-properties style:column-width="9.527cm"/>
    </style:style>
    <style:style style:name="Table3.D" style:family="table-column">
      <style:table-column-properties style:column-width="2.538cm"/>
    </style:style>
    <style:style style:name="Table3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8dce1" officeooo:paragraph-rsid="0008dce1" style:font-size-asian="17.5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8dce1" officeooo:paragraph-rsid="0008dce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dce1" officeooo:paragraph-rsid="0009432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a1aa7" officeooo:paragraph-rsid="000a1aa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8dce1" officeooo:paragraph-rsid="0008dce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b519" officeooo:paragraph-rsid="0009b51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a6c65" officeooo:paragraph-rsid="000a6c6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a1aa7" officeooo:paragraph-rsid="000a1aa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d0e14" officeooo:paragraph-rsid="000d0e1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d0e14" officeooo:paragraph-rsid="0009432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officeooo:rsid="00094320" officeooo:paragraph-rsid="00094320" style:font-size-asian="17.5pt" style:font-weight-asian="bold" style:font-size-complex="20pt" style:font-weight-complex="bold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094320" officeooo:paragraph-rsid="00094320" style:font-size-asian="12.25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4pt" officeooo:rsid="000befde" officeooo:paragraph-rsid="000befde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0befde" officeooo:paragraph-rsid="000befde" style:font-size-asian="12.25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befde" officeooo:paragraph-rsid="000befde" style:font-size-asian="12.25pt" style:font-weight-asian="bold" style:font-size-complex="14pt" style:font-weight-complex="bold"/>
    </style:style>
    <style:style style:name="P22" style:family="paragraph" style:parent-style-name="Table_20_Contents"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8dce1" officeooo:paragraph-rsid="0008dce1" style:font-size-asian="12.25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a1aa7" officeooo:paragraph-rsid="000a1aa7" style:font-size-asian="12.25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a6c65" officeooo:paragraph-rsid="000a6c65" style:font-size-asian="12.25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d0e14" officeooo:paragraph-rsid="000d0e1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dd1d" officeooo:paragraph-rsid="0009dd1d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1029d" officeooo:paragraph-rsid="0011029d" style:font-size-asian="12.25pt" style:font-weight-asian="normal" style:font-size-complex="14pt" style:font-weight-complex="normal"/>
    </style:style>
    <style:style style:name="P37" style:family="paragraph" style:parent-style-name="Heading_20_1" style:list-style-name="L1"/>
    <style:style style:name="P38" style:family="paragraph" style:parent-style-name="Heading_20_1" style:list-style-name="L1">
      <style:paragraph-properties fo:break-before="page"/>
    </style:style>
    <style:style style:name="P39" style:family="paragraph" style:parent-style-name="Heading_20_2" style:list-style-name="L1"/>
    <style:style style:name="T1" style:family="text">
      <style:text-properties officeooo:rsid="00094320"/>
    </style:style>
    <style:style style:name="T2" style:family="text">
      <style:text-properties officeooo:rsid="0009dd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dd1d" style:font-weight-asian="normal" style:font-weight-complex="normal"/>
    </style:style>
    <style:style style:name="T5" style:family="text">
      <style:text-properties fo:font-weight="normal" officeooo:rsid="000befde" style:font-weight-asian="normal" style:font-weight-complex="normal"/>
    </style:style>
    <style:style style:name="T6" style:family="text">
      <style:text-properties fo:font-weight="normal" officeooo:rsid="000d0e14" style:font-weight-asian="normal" style:font-weight-complex="normal"/>
    </style:style>
    <style:style style:name="T7" style:family="text">
      <style:text-properties fo:font-weight="normal" officeooo:rsid="0011029d" style:font-weight-asian="normal" style:font-weight-complex="normal"/>
    </style:style>
    <style:style style:name="T8" style:family="text">
      <style:text-properties officeooo:rsid="000a6c65"/>
    </style:style>
    <style:style style:name="T9" style:family="text">
      <style:text-properties officeooo:rsid="000befde"/>
    </style:style>
    <style:style style:name="T10" style:family="text"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officeooo:rsid="000e74f6"/>
    </style:style>
    <style:style style:name="T12" style:family="text">
      <style:text-properties officeooo:rsid="000ff0e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margin-left="0.76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Planta Plus</text:p>
      <text:p text:style-name="P3">Plano de Gerencia de Configur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28"><text:a xlink:type="simple" xlink:href="#__RefHeading___Toc633_1680772757" text:style-name="Index_20_Link" text:visited-style-name="Index_20_Link">1. Estrutura de Pastas<text:tab/>4</text:a></text:p>
          <text:p text:style-name="P29"><text:a xlink:type="simple" xlink:href="#__RefHeading___Toc635_1680772757" text:style-name="Index_20_Link" text:visited-style-name="Index_20_Link">1.1. Código Fonte<text:tab/>4</text:a></text:p>
          <text:p text:style-name="P29"><text:a xlink:type="simple" xlink:href="#__RefHeading___Toc637_1680772757" text:style-name="Index_20_Link" text:visited-style-name="Index_20_Link">1.2. Documentação<text:tab/>4</text:a></text:p>
          <text:p text:style-name="P28"><text:a xlink:type="simple" xlink:href="#__RefHeading___Toc639_1680772757" text:style-name="Index_20_Link" text:visited-style-name="Index_20_Link">2. Nomenclatura de Arquivos<text:tab/>4</text:a></text:p>
          <text:p text:style-name="P29"><text:a xlink:type="simple" xlink:href="#__RefHeading___Toc641_1680772757" text:style-name="Index_20_Link" text:visited-style-name="Index_20_Link">2.1. Código Fonte<text:tab/>4</text:a></text:p>
          <text:p text:style-name="P29"><text:a xlink:type="simple" xlink:href="#__RefHeading___Toc643_1680772757" text:style-name="Index_20_Link" text:visited-style-name="Index_20_Link">2.2. Documentação<text:tab/>5</text:a></text:p>
          <text:p text:style-name="P28"><text:a xlink:type="simple" xlink:href="#__RefHeading___Toc645_1680772757" text:style-name="Index_20_Link" text:visited-style-name="Index_20_Link">3. Marcos de Projetos<text:tab/>5</text:a></text:p>
          <text:p text:style-name="P29"><text:a xlink:type="simple" xlink:href="#__RefHeading___Toc647_1680772757" text:style-name="Index_20_Link" text:visited-style-name="Index_20_Link">3.1. Baselines<text:tab/>5</text:a></text:p>
          <text:p text:style-name="P28"><text:a xlink:type="simple" xlink:href="#__RefHeading___Toc649_1680772757" text:style-name="Index_20_Link" text:visited-style-name="Index_20_Link">4. Ferramentas<text:tab/>6</text:a></text:p>
        </text:index-body>
      </text:table-of-content>
      <text:p text:style-name="P3"/>
      <text:p text:style-name="P3"/>
      <text:p text:style-name="P14">Histórico de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Versão</text:p>
          </table:table-cell>
          <table:table-cell table:style-name="Table1.A1" office:value-type="string">
            <text:p text:style-name="P20">Descrição</text:p>
          </table:table-cell>
          <table:table-cell table:style-name="Table1.D1" office:value-type="string">
            <text:p text:style-name="P20">Autor</text:p>
          </table:table-cell>
        </table:table-row>
        <table:table-row>
          <table:table-cell table:style-name="Table1.A2" office:value-type="string">
            <text:p text:style-name="P16">19/09/2017</text:p>
          </table:table-cell>
          <table:table-cell table:style-name="Table1.A2" office:value-type="string">
            <text:p text:style-name="P16">1.0</text:p>
          </table:table-cell>
          <table:table-cell table:style-name="Table1.A2" office:value-type="string">
            <text:p text:style-name="P16">Definição inicial do documento</text:p>
          </table:table-cell>
          <table:table-cell table:style-name="Table1.D2" office:value-type="string">
            <text:p text:style-name="P16">Rodrigo Aguiar</text:p>
          </table:table-cell>
        </table:table-row>
      </table:table>
      <text:p text:style-name="P5"/>
      <text:list xml:id="list519853709" text:style-name="L1">
        <text:list-item>
          <text:h text:style-name="P38" text:outline-level="1"><text:bookmark-start text:name="__RefHeading___Toc633_1680772757"/>Estrutura de Pastas<text:bookmark-end text:name="__RefHeading___Toc633_1680772757"/></text:h>
          <text:list>
            <text:list-item>
              <text:h text:style-name="P39" text:outline-level="2"><text:bookmark-start text:name="__RefHeading___Toc635_1680772757"/>Código Fonte<text:bookmark-end text:name="__RefHeading___Toc635_1680772757"/></text:h>
            </text:list-item>
          </text:list>
        </text:list-item>
      </text:list>
      <text:p text:style-name="P8"><text:tab/><text:span text:style-name="T1">O código fonte será dividido em algumas pastas que precisar estar dentro do repositório onde o código fonte está contido, e pastas adicionais que podem ser implementadas conforme a necessidade do projeto, sempre lembrando que esse é o básico para a inicialização do projeto. </text:span></text:p>
      <text:p text:style-name="P8"/>
      <text:p text:style-name="P9">---|app</text:p>
      <text:p text:style-name="P9">------|manifests</text:p>
      <text:p text:style-name="P9">------|java</text:p>
      <text:p text:style-name="P9">---------|[com.companyname.projectname]</text:p>
      <text:p text:style-name="P9">---------|[com.<text:span text:style-name="T2">c</text:span>ompanyname.projectname] (Android Test)</text:p>
      <text:p text:style-name="P9">---------|[com.companyname.projectname] (Test)</text:p>
      <text:p text:style-name="P9">------|res</text:p>
      <text:p text:style-name="P9">---------|drawable</text:p>
      <text:p text:style-name="P9">---------|layout</text:p>
      <text:p text:style-name="P9">---------|mipmap</text:p>
      <text:p text:style-name="P9">---------|values</text:p>
      <text:p text:style-name="P9">---|Gradle Scripts</text:p>
      <text:p text:style-name="P8"><text:s text:c="2"/></text:p>
      <text:list xml:id="list223451843311712" text:continue-numbering="true" text:style-name="L1">
        <text:list-item>
          <text:list>
            <text:list-item>
              <text:h text:style-name="P39" text:outline-level="2"><text:bookmark-start text:name="__RefHeading___Toc637_1680772757"/>Documentação<text:bookmark-end text:name="__RefHeading___Toc637_1680772757"/></text:h>
            </text:list-item>
          </text:list>
        </text:list-item>
      </text:list>
      <text:p text:style-name="P4"><text:tab/><text:span text:style-name="T4">A documentação será arquivada </text:span><text:span text:style-name="T7">em um repositório separado,</text:span><text:span text:style-name="T4"> localizado no </text:span><text:span text:style-name="T7">Google Drive</text:span><text:span text:style-name="T4">, em uma pasta com o mesmo nome desta subcategoria. A organização será feita da seguinte forma:</text:span></text:p>
      <text:p text:style-name="P6"><text:span text:style-name="T4">-</text:span><text:span text:style-name="T3">--|</text:span><text:span text:style-name="T5">Gerencia de </text:span><text:span text:style-name="T3">Configuracao</text:span></text:p>
      <text:p text:style-name="P6"><text:span text:style-name="T4">-</text:span><text:span text:style-name="T3">--|Gerencia de Projeto</text:span></text:p>
      <text:p text:style-name="P6"><text:span text:style-name="T4">-</text:span><text:span text:style-name="T3">--|Modelagem</text:span></text:p>
      <text:p text:style-name="P12">------|Arquitetura de Software</text:p>
      <text:p text:style-name="P12">------|Design de Software</text:p>
      <text:p text:style-name="P11">---|Processos</text:p>
      <text:p text:style-name="P6"><text:span text:style-name="T4">-</text:span><text:span text:style-name="T3">--|Gerencia de Requisitos</text:span></text:p>
      <text:p text:style-name="P6"><text:span text:style-name="T4">-</text:span><text:span text:style-name="T3">--|Verificacao e Validacao</text:span></text:p>
      <text:p text:style-name="P35"><text:tab/></text:p>
      <text:p text:style-name="P36">Obs.: Será deixado um hyperlink no arquivo README.md do repositório do projeto, no GitHub.</text:p>
      <text:list xml:id="list223452632307795" text:continue-numbering="true" text:style-name="L1">
        <text:list-item>
          <text:h text:style-name="P37" text:outline-level="1"><text:bookmark-start text:name="__RefHeading___Toc639_1680772757"/>Nomenclatura de Arquivos<text:bookmark-end text:name="__RefHeading___Toc639_1680772757"/></text:h>
          <text:p text:style-name="P30"/>
          <text:list>
            <text:list-item>
              <text:h text:style-name="P39" text:outline-level="2"><text:bookmark-start text:name="__RefHeading___Toc641_1680772757"/><text:soft-page-break/>Código Fonte<text:bookmark-end text:name="__RefHeading___Toc641_1680772757"/></text:h>
              <text:list>
                <text:list-header>
                  <text:p text:style-name="P32">A nomenclatura do código fonte deve seguir as boas práticas de programação definida para a linguagem Java, que será a linguagem utilizada no projeto como um todo.</text:p>
                  <text:p text:style-name="P33">A nomenclatura do projeto deverá seguir este guia: <text:a xlink:type="simple" xlink:href="http://www.tiexpert.net/programacao/java/nomenclatura.php" text:style-name="Internet_20_link" text:visited-style-name="Visited_20_Internet_20_Link">http://www.tiexpert.net/programacao/java/nomenclatura.php</text:a> </text:p>
                  <text:p text:style-name="P33"/>
                </text:list-header>
              </text:list>
            </text:list-item>
            <text:list-item>
              <text:h text:style-name="P39" text:outline-level="2"><text:bookmark-start text:name="__RefHeading___Toc643_1680772757"/>Documentação<text:bookmark-end text:name="__RefHeading___Toc643_1680772757"/></text:h>
            </text:list-item>
          </text:list>
        </text:list-item>
      </text:list>
      <text:p text:style-name="P8"><text:tab/><text:span text:style-name="T8">Todos os arquivos de documentação devem seguir este formato de nomenclatura:</text:span></text:p>
      <text:p text:style-name="P8"><text:tab/><text:span text:style-name="T8">PP-&lt;Sigla da área do documento&gt;-&lt;Nome do documento&gt;-&lt;Versão&gt;.&lt;Formato do Arquivo&gt;</text:span></text:p>
      <text:p text:style-name="P8"/>
      <text:p text:style-name="P10">&lt;Sigla da área do documento&gt;: <text:s/>Aqui, a área de conhecimento deverá ser referenciada conforme o mapa de siglas abaix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Á<text:span text:style-name="T9">rea de Conhecimento</text:span></text:p>
          </table:table-cell>
          <table:table-cell table:style-name="Table2.B1" office:value-type="string">
            <text:p text:style-name="P21">Sigla</text:p>
          </table:table-cell>
        </table:table-row>
        <table:table-row>
          <table:table-cell table:style-name="Table2.A2" office:value-type="string">
            <text:p text:style-name="P17">Gerencia de Configuração</text:p>
          </table:table-cell>
          <table:table-cell table:style-name="Table2.B2" office:value-type="string">
            <text:p text:style-name="P18">GC</text:p>
          </table:table-cell>
        </table:table-row>
        <table:table-row>
          <table:table-cell table:style-name="Table2.A2" office:value-type="string">
            <text:p text:style-name="P17">Gerencia de Projeto</text:p>
          </table:table-cell>
          <table:table-cell table:style-name="Table2.B2" office:value-type="string">
            <text:p text:style-name="P18">GP</text:p>
          </table:table-cell>
        </table:table-row>
        <table:table-row>
          <table:table-cell table:style-name="Table2.A2" office:value-type="string">
            <text:p text:style-name="P17">Model<text:span text:style-name="T12">agem</text:span></text:p>
          </table:table-cell>
          <table:table-cell table:style-name="Table2.B2" office:value-type="string">
            <text:p text:style-name="P18">MS</text:p>
          </table:table-cell>
        </table:table-row>
        <table:table-row>
          <table:table-cell table:style-name="Table2.A2" office:value-type="string">
            <text:p text:style-name="P17">Processos</text:p>
          </table:table-cell>
          <table:table-cell table:style-name="Table2.B2" office:value-type="string">
            <text:p text:style-name="P18">PS</text:p>
          </table:table-cell>
        </table:table-row>
        <table:table-row>
          <table:table-cell table:style-name="Table2.A2" office:value-type="string">
            <text:p text:style-name="P17">Gerencia de Requisitos</text:p>
          </table:table-cell>
          <table:table-cell table:style-name="Table2.B2" office:value-type="string">
            <text:p text:style-name="P18">GR</text:p>
          </table:table-cell>
        </table:table-row>
        <table:table-row>
          <table:table-cell table:style-name="Table2.A2" office:value-type="string">
            <text:p text:style-name="P17">Verificação e Validação</text:p>
          </table:table-cell>
          <table:table-cell table:style-name="Table2.B2" office:value-type="string">
            <text:p text:style-name="P18">VV</text:p>
          </table:table-cell>
        </table:table-row>
      </table:table>
      <text:p text:style-name="P10"/>
      <text:p text:style-name="P12">&lt;Nome do Documento&gt;: Aqui a liberdade é maior, e o foco é representar o uso do documento por meio de um título que instrua o leitor a entender seu conteúdo sem a necessidade da leitura do documento. Cada palavra deve ser separada pelo símbolo “_” (underline), <text:span text:style-name="T11">e não deve conter nenhum tipo de acentuação, </text:span>exemplo: teste_de_nome .</text:p>
      <text:p text:style-name="P12"/>
      <text:p text:style-name="P12">&lt;Versão&gt;: A versão deve ser a mesma versão contida na revisão do documento contida dentro de cada artefato de documentação gerado, e deve utilizar 2 números separados por ponto. O primeiro número significa uma grande mudança no sistema, enquanto que o segundo nome representa a uma mudança menor em alguma parte dele, exemplo: 1.0, 9.22 .</text:p>
      <text:p text:style-name="P12"/>
      <text:list xml:id="list223452775624697" text:continue-numbering="true" text:style-name="L1">
        <text:list-item>
          <text:h text:style-name="P37" text:outline-level="1"><text:bookmark-start text:name="__RefHeading___Toc645_1680772757"/>Marcos de Projetos<text:bookmark-end text:name="__RefHeading___Toc645_1680772757"/></text:h>
          <text:p text:style-name="P31"/>
          <text:list>
            <text:list-item>
              <text:h text:style-name="P39" text:outline-level="2"><text:bookmark-start text:name="__RefHeading___Toc647_1680772757"/><text:soft-page-break/>Baselines<text:bookmark-end text:name="__RefHeading___Toc647_1680772757"/></text:h>
              <text:p text:style-name="P34">A geração de baselines será feita ao fim de cada uma das sprints por meio de Tags oferecidas pela ferramenta GitHub, e ela só poderá ser realizada se todos os artefatos do repositório estiverem em sua versão final e passaram por todos os processos e revisões previstos.</text:p>
              <text:p text:style-name="P34"/>
            </text:list-item>
          </text:list>
        </text:list-item>
        <text:list-item>
          <text:h text:style-name="P37" text:outline-level="1"><text:bookmark-start text:name="__RefHeading___Toc649_1680772757"/>Ferramentas<text:bookmark-end text:name="__RefHeading___Toc649_1680772757"/></text:h>
        </text:list-item>
      </text:list>
      <text:p text:style-name="P7"><text:tab/></text:p>
      <text:p text:style-name="P7"><text:tab/><text:span text:style-name="T6">Esta sessão apresentará uma tabela contendo todas as ferramentas utilizadas no projeto em conjunto com a versão de cada uma delas, com o intuito de unificar o uso por parte dos participantes do projeto.</text:span></text:p>
      <text:p text:style-name="P13"/>
      <text:p text:style-name="P7"><text:bookmark text:name="docs-internal-guid-990c0966-9bf8-9133-70ce-f9093b78e1f9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4">Nome</text:p>
          </table:table-cell>
          <table:table-cell table:style-name="Table3.A1" office:value-type="string">
            <text:p text:style-name="P24">Versão</text:p>
          </table:table-cell>
          <table:table-cell table:style-name="Table3.A1" office:value-type="string">
            <text:p text:style-name="P24">Descrição</text:p>
          </table:table-cell>
          <table:table-cell table:style-name="Table3.A1" office:value-type="string">
            <text:p text:style-name="P24">Link</text:p>
          </table:table-cell>
        </table:table-row>
        <table:table-row>
          <table:table-cell table:style-name="Table3.A1" office:value-type="string">
            <text:p text:style-name="P23">Bizagi</text:p>
          </table:table-cell>
          <table:table-cell table:style-name="Table3.A1" office:value-type="string">
            <text:p text:style-name="P26">3.1.0.011</text:p>
          </table:table-cell>
          <table:table-cell table:style-name="Table3.A1" office:value-type="string">
            <text:p text:style-name="P25">Modelagem do processo</text:p>
          </table:table-cell>
          <table:table-cell table:style-name="Table3.A1" office:value-type="string">
            <text:p text:style-name="P27"><text:a xlink:type="simple" xlink:href="https://www.bizagi.com/pt" text:style-name="Internet_20_link" text:visited-style-name="Visited_20_Internet_20_Link"><text:span text:style-name="T10">Bizagi</text:span></text:a></text:p>
          </table:table-cell>
        </table:table-row>
        <table:table-row>
          <table:table-cell table:style-name="Table3.A1" office:value-type="string">
            <text:p text:style-name="P23">Trello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Gerenciamento de atividades e tarefas</text:p>
          </table:table-cell>
          <table:table-cell table:style-name="Table3.A1" office:value-type="string">
            <text:p text:style-name="P27"><text:a xlink:type="simple" xlink:href="https://trello.com/" text:style-name="Internet_20_link" text:visited-style-name="Visited_20_Internet_20_Link"><text:span text:style-name="T10">Trello</text:span></text:a></text:p>
          </table:table-cell>
        </table:table-row>
        <table:table-row>
          <table:table-cell table:style-name="Table3.A1" office:value-type="string">
            <text:p text:style-name="P23">SonarQube</text:p>
          </table:table-cell>
          <table:table-cell table:style-name="Table3.A1" office:value-type="string">
            <text:p text:style-name="P26">6.5</text:p>
          </table:table-cell>
          <table:table-cell table:style-name="Table3.A1" office:value-type="string">
            <text:p text:style-name="P25">Teste estático de código</text:p>
          </table:table-cell>
          <table:table-cell table:style-name="Table3.A1" office:value-type="string">
            <text:p text:style-name="P27"><text:a xlink:type="simple" xlink:href="https://www.sonarqube.org/" text:style-name="Internet_20_link" text:visited-style-name="Visited_20_Internet_20_Link"><text:span text:style-name="T10">SonarQube</text:span></text:a></text:p>
          </table:table-cell>
        </table:table-row>
        <table:table-row>
          <table:table-cell table:style-name="Table3.A1" office:value-type="string">
            <text:p text:style-name="P23">Astah</text:p>
          </table:table-cell>
          <table:table-cell table:style-name="Table3.A1" office:value-type="string">
            <text:p text:style-name="P26">6.9</text:p>
          </table:table-cell>
          <table:table-cell table:style-name="Table3.A1" office:value-type="string">
            <text:p text:style-name="P25">Arquitetura </text:p>
          </table:table-cell>
          <table:table-cell table:style-name="Table3.A1" office:value-type="string">
            <text:p text:style-name="P27"><text:a xlink:type="simple" xlink:href="http://astah.net/" text:style-name="Internet_20_link" text:visited-style-name="Visited_20_Internet_20_Link"><text:span text:style-name="T10">Astah</text:span></text:a></text:p>
          </table:table-cell>
        </table:table-row>
        <table:table-row>
          <table:table-cell table:style-name="Table3.A1" office:value-type="string">
            <text:p text:style-name="P23">GitHub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Versionamento e Documentação</text:p>
          </table:table-cell>
          <table:table-cell table:style-name="Table3.A1" office:value-type="string">
            <text:p text:style-name="P27"><text:a xlink:type="simple" xlink:href="https://github.com/" text:style-name="Internet_20_link" text:visited-style-name="Visited_20_Internet_20_Link"><text:span text:style-name="T10">GitHub</text:span></text:a></text:p>
          </table:table-cell>
        </table:table-row>
        <table:table-row>
          <table:table-cell table:style-name="Table3.A1" office:value-type="string">
            <text:p text:style-name="P23">WhatsApp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Comunicação</text:p>
          </table:table-cell>
          <table:table-cell table:style-name="Table3.A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3">Gulp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Facilidades e automação</text:p>
          </table:table-cell>
          <table:table-cell table:style-name="Table3.A1" office:value-type="string">
            <text:p text:style-name="P27"><text:a xlink:type="simple" xlink:href="https://gulpjs.com/" text:style-name="Internet_20_link" text:visited-style-name="Visited_20_Internet_20_Link"><text:span text:style-name="T10">Gulp</text:span></text:a></text:p>
          </table:table-cell>
        </table:table-row>
        <table:table-row>
          <table:table-cell table:style-name="Table3.A1" office:value-type="string">
            <text:p text:style-name="P23">MySQL</text:p>
          </table:table-cell>
          <table:table-cell table:style-name="Table3.A1" office:value-type="string">
            <text:p text:style-name="P26">5.7.19</text:p>
          </table:table-cell>
          <table:table-cell table:style-name="Table3.A1" office:value-type="string">
            <text:p text:style-name="P25">BD</text:p>
          </table:table-cell>
          <table:table-cell table:style-name="Table3.A1" office:value-type="string">
            <text:p text:style-name="P27"><text:a xlink:type="simple" xlink:href="https://www.mysql.com/" text:style-name="Internet_20_link" text:visited-style-name="Visited_20_Internet_20_Link"><text:span text:style-name="T10">MySQL</text:span></text:a></text:p>
          </table:table-cell>
        </table:table-row>
        <table:table-row>
          <table:table-cell table:style-name="Table3.A1" office:value-type="string">
            <text:p text:style-name="P23">MySQL Workbench</text:p>
          </table:table-cell>
          <table:table-cell table:style-name="Table3.A1" office:value-type="string">
            <text:p text:style-name="P26">6.3.9</text:p>
          </table:table-cell>
          <table:table-cell table:style-name="Table3.A1" office:value-type="string">
            <text:p text:style-name="P25">Modelagem de BD</text:p>
          </table:table-cell>
          <table:table-cell table:style-name="Table3.A1" office:value-type="string">
            <text:p text:style-name="P27"><text:a xlink:type="simple" xlink:href="https://www.mysql.com/products/workbench/" text:style-name="Internet_20_link" text:visited-style-name="Visited_20_Internet_20_Link"><text:span text:style-name="T10">MySQLWorkBench</text:span></text:a></text:p>
          </table:table-cell>
        </table:table-row>
        <table:table-row>
          <table:table-cell table:style-name="Table3.A1" office:value-type="string">
            <text:p text:style-name="P23">Bootstrap</text:p>
          </table:table-cell>
          <table:table-cell table:style-name="Table3.A1" office:value-type="string">
            <text:p text:style-name="P26">4</text:p>
          </table:table-cell>
          <table:table-cell table:style-name="Table3.A1" office:value-type="string">
            <text:p text:style-name="P25">Responsividade na aplicação</text:p>
          </table:table-cell>
          <table:table-cell table:style-name="Table3.A1" office:value-type="string">
            <text:p text:style-name="P27"><text:a xlink:type="simple" xlink:href="http://getbootstrap.com/" text:style-name="Internet_20_link" text:visited-style-name="Visited_20_Internet_20_Link"><text:span text:style-name="T10">Bootstrap</text:span></text:a></text:p>
          </table:table-cell>
        </table:table-row>
        <table:table-row>
          <table:table-cell table:style-name="Table3.A1" office:value-type="string">
            <text:p text:style-name="P23">Pencil</text:p>
          </table:table-cell>
          <table:table-cell table:style-name="Table3.A1" office:value-type="string">
            <text:p text:style-name="P26">3.0.4</text:p>
          </table:table-cell>
          <table:table-cell table:style-name="Table3.A1" office:value-type="string">
            <text:p text:style-name="P25">Prototipagem de tela</text:p>
          </table:table-cell>
          <table:table-cell table:style-name="Table3.A1" office:value-type="string">
            <text:p text:style-name="P27"><text:a xlink:type="simple" xlink:href="https://pencil.evolus.vn/" text:style-name="Internet_20_link" text:visited-style-name="Visited_20_Internet_20_Link"><text:span text:style-name="T10">Pencil</text:span></text:a></text:p>
          </table:table-cell>
        </table:table-row>
        <table:table-row>
          <table:table-cell table:style-name="Table3.A1" office:value-type="string">
            <text:p text:style-name="P23">Cavanizer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Modelagem de plano de negócio</text:p>
          </table:table-cell>
          <table:table-cell table:style-name="Table3.A1" office:value-type="string">
            <text:p text:style-name="P27"><text:a xlink:type="simple" xlink:href="https://canvanizer.com/" text:style-name="Internet_20_link" text:visited-style-name="Visited_20_Internet_20_Link"><text:span text:style-name="T10">Cavanizer</text:span></text:a></text:p>
          </table:table-cell>
        </table:table-row>
        <table:table-row>
          <table:table-cell table:style-name="Table3.A1" office:value-type="string">
            <text:p text:style-name="P23">PlanningPoker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Estimativa de esforço das tarefas</text:p>
          </table:table-cell>
          <table:table-cell table:style-name="Table3.A1" office:value-type="string">
            <text:p text:style-name="P27"><text:a xlink:type="simple" xlink:href="https://www.planningpoker.com/" text:style-name="Internet_20_link" text:visited-style-name="Visited_20_Internet_20_Link"><text:span text:style-name="T10">PlanningPoker</text:span></text:a></text:p>
            <text:p text:style-name="P22"/>
          </table:table-cell>
        </table:table-row>
        <table:table-row>
          <table:table-cell table:style-name="Table3.A1" office:value-type="string">
            <text:p text:style-name="P23">NodeJS</text:p>
          </table:table-cell>
          <table:table-cell table:style-name="Table3.A1" office:value-type="string">
            <text:p text:style-name="P26">6.11.2</text:p>
          </table:table-cell>
          <table:table-cell table:style-name="Table3.A1" office:value-type="string">
            <text:p text:style-name="P25">Linguagem lógica</text:p>
          </table:table-cell>
          <table:table-cell table:style-name="Table3.A1" office:value-type="string">
            <text:p text:style-name="P27"><text:a xlink:type="simple" xlink:href="https://nodejs.org/en/" text:style-name="Internet_20_link" text:visited-style-name="Visited_20_Internet_20_Link"><text:span text:style-name="T10">NodeJS</text:span></text:a></text:p>
          </table:table-cell>
        </table:table-row>
        <table:table-row>
          <table:table-cell table:style-name="Table3.A1" office:value-type="string">
            <text:p text:style-name="P23">Electron</text:p>
          </table:table-cell>
          <table:table-cell table:style-name="Table3.A1" office:value-type="string">
            <text:p text:style-name="P26">1.7.5</text:p>
          </table:table-cell>
          <table:table-cell table:style-name="Table3.A1" office:value-type="string">
            <text:p text:style-name="P25">Ferramenta para gerar aplicação externa</text:p>
          </table:table-cell>
          <table:table-cell table:style-name="Table3.A1" office:value-type="string">
            <text:p text:style-name="P27"><text:a xlink:type="simple" xlink:href="https://electron.atom.io/" text:style-name="Internet_20_link" text:visited-style-name="Visited_20_Internet_20_Link"><text:span text:style-name="T10">Electron</text:span></text:a></text:p>
          </table:table-cell>
        </table:table-row>
        <table:table-row>
          <table:table-cell table:style-name="Table3.A1" office:value-type="string">
            <text:p text:style-name="P23">Package JSON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Configuração do projeto </text:p>
          </table:table-cell>
          <table:table-cell table:style-name="Table3.A1" office:value-type="string">
            <text:p text:style-name="P27"><text:a xlink:type="simple" xlink:href="https://docs.npmjs.com/files/package.json" text:style-name="Internet_20_link" text:visited-style-name="Visited_20_Internet_20_Link"><text:span text:style-name="T10">PackageJSO</text:span></text:a><text:soft-page-break/><text:a xlink:type="simple" xlink:href="https://docs.npmjs.com/files/package.json" text:style-name="Internet_20_link" text:visited-style-name="Visited_20_Internet_20_Link"><text:span text:style-name="T10">N</text:span>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officeooo:rsid="00094320" style:font-size-asian="12.25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officeooo:rsid="00094320" style:font-size-asian="12.25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5:53:13.482960000</meta:creation-date>
    <dc:date>2017-10-08T22:34:50.012000000</dc:date>
    <meta:editing-duration>PT31M42S</meta:editing-duration>
    <meta:editing-cycles>7</meta:editing-cycles>
    <meta:generator>LibreOffice/5.3.2.2$Windows_x86 LibreOffice_project/6cd4f1ef626f15116896b1d8e1398b56da0d0ee1</meta:generator>
    <meta:document-statistic meta:table-count="3" meta:image-count="0" meta:object-count="0" meta:page-count="7" meta:paragraph-count="146" meta:word-count="624" meta:character-count="4012" meta:non-whitespace-character-count="3546"/>
  </office:meta>
</office:document-meta>
</file>